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sө" svg:font-family="sө" style:font-family-generic="roman" svg:panose-1="0 0 0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suffix="." style:num-format="1" text:start-value="86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</text:list-style>
    <text:list-style style:name="LFO9">
      <text:list-level-style-number text:level="1" style:num-suffix="." style:num-format="1" text:start-value="90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." style:num-format="1" text:start-value="90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style:num-suffix="." style:num-format="1" text:start-value="90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bullet text:level="1" text:style-name="WW_CharLFO1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3">
      <text:list-level-style-number text:level="1" style:num-suffix="." style:num-format="1" text:start-value="90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4">
      <text:list-level-style-number text:level="1" style:num-suffix="." style:num-format="1" text:start-value="9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</text:list-style>
    <text:list-style style:name="LFO15">
      <text:list-level-style-number text:level="1" style:num-suffix="." style:num-format="1" text:start-value="9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</text:list-style>
    <text:list-style style:name="LFO16">
      <text:list-level-style-number text:level="1" style:num-suffix="." style:num-format="1" text:start-value="9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17">
      <text:list-level-style-number text:level="1" style:num-suffix="." style:num-format="1" text:start-value="91">
        <style:list-level-properties text:space-before="0.2395in" text:min-label-width="0.3437in" text:list-level-position-and-space-mode="label-alignment">
          <style:list-level-label-alignment text:label-followed-by="listtab" fo:margin-left="0.5833in" fo:text-indent="-0.3437in"/>
        </style:list-level-properties>
      </text:list-level-style-number>
    </text:list-style>
    <text:list-style style:name="LFO18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19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0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1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2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3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4">
      <text:list-level-style-number text:level="1" style:num-suffix="." style:num-format="1" text:start-value="91">
        <style:list-level-properties text:space-before="0.1666in" text:min-label-width="0.3541in" text:list-level-position-and-space-mode="label-alignment">
          <style:list-level-label-alignment text:label-followed-by="listtab" fo:margin-left="0.5208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5">
      <text:list-level-style-number text:level="1" style:num-suffix="." style:num-format="1" text:start-value="88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</text:list-style>
    <text:list-style style:name="LFO26">
      <text:list-level-style-number text:level="1" style:num-suffix="." style:num-format="1" text:start-value="88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27">
      <text:list-level-style-number text:level="1" style:num-suffix="." style:num-format="1" text:start-value="88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28">
      <text:list-level-style-number text:level="1" style:num-suffix="." style:num-format="1" text:start-value="9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29">
      <text:list-level-style-number text:level="1" style:num-suffix="." style:num-format="1" text:start-value="9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30">
      <text:list-level-style-number text:level="1" style:num-suffix="." style:num-format="1" text:start-value="9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31">
      <text:list-level-style-number text:level="1" style:num-suffix="." style:num-format="1" text:start-value="90">
        <style:list-level-properties text:space-before="0.1416in" text:min-label-width="0.3958in" text:list-level-position-and-space-mode="label-alignment">
          <style:list-level-label-alignment text:label-followed-by="listtab" fo:margin-left="0.5375in" fo:text-indent="-0.3958in"/>
        </style:list-level-properties>
      </text:list-level-style-number>
    </text:list-style>
    <text:list-style style:name="LFO32">
      <text:list-level-style-number text:level="1" style:num-suffix="." style:num-format="1" text:start-value="90">
        <style:list-level-properties text:space-before="0.1416in" text:min-label-width="0.3958in" text:list-level-position-and-space-mode="label-alignment">
          <style:list-level-label-alignment text:label-followed-by="listtab" fo:margin-left="0.5375in" fo:text-indent="-0.3958in"/>
        </style:list-level-properties>
      </text:list-level-style-number>
    </text:list-style>
    <text:list-style style:name="LFO33">
      <text:list-level-style-number text:level="1" style:num-suffix="." style:num-format="1" text:start-value="9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4">
      <text:list-level-style-number text:level="1" style:num-suffix="." style:num-format="1" text:start-value="9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style:page-number="144"/>
      <style:text-properties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style:snap-to-layout-grid="false" fo:text-align="center"/>
      <style:text-properties fo:font-weight="bold" style:font-weight-asian="bold" fo:font-size="16pt" style:font-size-asian="16pt" style:font-size-complex="16pt"/>
    </style:style>
    <style:style style:name="P3" style:parent-style-name="內文" style:family="paragraph">
      <style:paragraph-properties style:snap-to-layout-grid="false" fo:text-align="center"/>
      <style:text-properties fo:font-weight="bold" style:font-weight-asian="bold" fo:font-size="16pt" style:font-size-asian="16pt" style:font-size-complex="16pt"/>
    </style:style>
    <style:style style:name="TableColumn5" style:family="table-column">
      <style:table-column-properties style:column-width="1.2993in" style:use-optimal-column-width="false"/>
    </style:style>
    <style:style style:name="TableColumn6" style:family="table-column">
      <style:table-column-properties style:column-width="4.1631in" style:use-optimal-column-width="false"/>
    </style:style>
    <style:style style:name="Table4" style:family="table">
      <style:table-properties style:width="5.4625in" fo:margin-left="0in" table:align="left"/>
    </style:style>
    <style:style style:name="TableRow7" style:family="table-row">
      <style:table-row-properties style:row-height="0.3541in" style:use-optimal-row-height="false"/>
    </style:style>
    <style:style style:name="TableCell8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P9" style:parent-style-name="內文" style:family="paragraph">
      <style:paragraph-properties style:text-autospace="none" fo:text-align="start" fo:line-height="0.2361in" fo:margin-left="0.118in" fo:margin-right="0.118in">
        <style:tab-stops/>
      </style:paragraph-properties>
      <style:text-properties fo:letter-spacing="-0.0013in" fo:font-size="12pt" style:font-size-asian="12pt" style:font-size-complex="12pt"/>
    </style:style>
    <style:style style:name="TableCell10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194in" fo:padding-bottom="0in" fo:padding-right="0.0194in"/>
    </style:style>
    <style:style style:name="P11" style:parent-style-name="內文" style:family="paragraph">
      <style:paragraph-properties style:text-autospace="none" fo:text-align="start" fo:line-height="0.2361in" fo:margin-left="0.4722in" fo:margin-right="0.4722in">
        <style:tab-stops/>
      </style:paragraph-properties>
      <style:text-properties fo:letter-spacing="-0.0013in" fo:font-size="12pt" style:font-size-asian="12pt" style:font-size-complex="1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4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6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9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21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24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25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26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29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30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31" style:parent-style-name="本文" style:family="paragraph">
      <style:paragraph-properties style:text-autospace="none" fo:line-height="0.2361in" fo:margin-left="0.1416in">
        <style:tab-stops/>
      </style:paragraph-properties>
    </style:style>
    <style:style style:name="T32" style:parent-style-name="預設段落字型" style:family="text">
      <style:text-properties fo:letter-spacing="-0.0013in" fo:font-size="10.5pt" style:font-size-asian="10.5pt" style:font-size-complex="10.5pt"/>
    </style:style>
    <style:style style:name="T33" style:parent-style-name="預設段落字型" style:family="text">
      <style:text-properties fo:letter-spacing="-0.0013in" fo:font-size="10.5pt" style:font-size-asian="10.5pt" style:font-size-complex="10.5pt"/>
    </style:style>
    <style:style style:name="T34" style:parent-style-name="預設段落字型" style:family="text">
      <style:text-properties fo:letter-spacing="-0.0013in" fo:font-size="10.5pt" style:font-size-asian="10.5pt" style:font-size-complex="10.5pt"/>
    </style:style>
    <style:style style:name="T35" style:parent-style-name="預設段落字型" style:family="text">
      <style:text-properties fo:letter-spacing="-0.0013in" fo:font-size="10.5pt" style:font-size-asian="10.5pt" style:font-size-complex="10.5pt"/>
    </style:style>
    <style:style style:name="T36" style:parent-style-name="預設段落字型" style:family="text">
      <style:text-properties fo:letter-spacing="-0.0013in" fo:font-size="10.5pt" style:font-size-asian="10.5pt" style:font-size-complex="10.5pt"/>
    </style:style>
    <style:style style:name="T37" style:parent-style-name="預設段落字型" style:family="text">
      <style:text-properties fo:letter-spacing="-0.0013in" fo:font-size="10.5pt" style:font-size-asian="10.5pt" style:font-size-complex="10.5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4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4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4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4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4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4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5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5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5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5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5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6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6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7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7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7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7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7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7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8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8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8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8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8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8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9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9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9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9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9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9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0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0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0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0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0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0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1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1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1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1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1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1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2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2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2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2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2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2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3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3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3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3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3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3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4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4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4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4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4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4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5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5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5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5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5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5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6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6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6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65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66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67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138in solid #000000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70" style:parent-style-name="內文" style:family="paragraph">
      <style:paragraph-properties style:text-autospace="none" fo:line-height="0.2361in"/>
      <style:text-properties fo:letter-spacing="-0.0013in" fo:font-size="10.5pt" style:font-size-asian="10.5pt" style:font-size-complex="10.5pt"/>
    </style:style>
    <style:style style:name="TableCell171" style:family="table-cell">
      <style:table-cell-properties fo:border-top="0.0138in solid #000000" fo:border-left="0.0138in solid #000000" fo:border-bottom="0.0138in solid #000000" fo:border-right="none" style:writing-mode="lr-tb" fo:padding-top="0in" fo:padding-left="0.0194in" fo:padding-bottom="0in" fo:padding-right="0.0194in"/>
    </style:style>
    <style:style style:name="P172" style:parent-style-name="本文" style:family="paragraph">
      <style:paragraph-properties style:text-autospace="none" fo:line-height="0.2361in" fo:margin-left="0.1416in">
        <style:tab-stops/>
      </style:paragraph-properties>
      <style:text-properties fo:letter-spacing="-0.0013in" fo:font-size="10.5pt" style:font-size-asian="10.5pt" style:font-size-complex="10.5pt"/>
    </style:style>
    <style:style style:name="P173" style:parent-style-name="內文" style:family="paragraph">
      <style:paragraph-properties style:text-autospace="none" fo:text-align="justify"/>
      <style:text-properties fo:letter-spacing="-0.0013in" fo:font-size="10.5pt" style:font-size-asian="10.5pt" style:font-size-complex="10.5pt"/>
    </style:style>
  </office:automatic-styles>
  <office:body>
    <office:text text:use-soft-page-breaks="true">
      <text:p text:style-name="P1">6.國內能源大事紀要</text:p>
      <text:p text:style-name="P2">Energy Chronology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header-rows>
          <table:table-row table:style-name="TableRow7">
            <table:table-cell table:style-name="TableCell8">
              <text:p text:style-name="P9">時間</text:p>
            </table:table-cell>
            <table:table-cell table:style-name="TableCell10">
              <text:p text:style-name="P11">事項</text:p>
            </table:table-cell>
          </table:table-row>
        </table:table-header-rows>
        <table:table-row table:style-name="TableRow12">
          <table:table-cell table:style-name="TableCell13">
            <text:p text:style-name="P14">108. <text:s/><text:s/><text:s/>01. <text:s text:c="2"/>14.</text:p>
          </table:table-cell>
          <table:table-cell table:style-name="TableCell15">
            <text:p text:style-name="P16">中油公司新三輕公用區的電力系統無預警跳電，造成附屬的芳香烴及丁二烯萃取工場停爐。</text:p>
          </table:table-cell>
        </table:table-row>
        <table:table-row table:style-name="TableRow17">
          <table:table-cell table:style-name="TableCell18">
            <text:p text:style-name="P19">108.<text:s/><text:s text:c="3"/>01. <text:s text:c="2"/>23.</text:p>
          </table:table-cell>
          <table:table-cell table:style-name="TableCell20">
            <text:p text:style-name="P21">大林電廠5號機延役至111年12月31日。</text:p>
          </table:table-cell>
        </table:table-row>
        <table:table-row table:style-name="TableRow22">
          <table:table-cell table:style-name="TableCell23">
            <text:p text:style-name="P24">108.<text:s/><text:s text:c="3"/>03. <text:s text:c="2"/>04.</text:p>
          </table:table-cell>
          <table:table-cell table:style-name="TableCell25">
            <text:p text:style-name="P26">經濟部公布新版2025年能源配比，燃氣50%、燃煤27%、再生能源20%、核電1%、抽蓄水力及燃油2%。</text:p>
          </table:table-cell>
        </table:table-row>
        <table:table-row table:style-name="TableRow27">
          <table:table-cell table:style-name="TableCell28">
            <text:p text:style-name="P29">108.<text:s/><text:s/><text:s text:c="2"/>04. <text:s text:c="2"/>07.</text:p>
          </table:table-cell>
          <table:table-cell table:style-name="TableCell30">
            <text:p text:style-name="P31"><text:span text:style-name="T32">台塑麥寮六輕廠區台化芳香烴三廠發生</text:span><text:a xlink:href="https://udn.com/search/tagging/2/氣爆" office:target-frame-name="_top" xlink:show="replace"><text:span text:style-name="T33">氣爆</text:span></text:a><text:span text:style-name="T34">，</text:span><text:span text:style-name="T35">並</text:span><text:span text:style-name="T36">被</text:span><text:span text:style-name="T37">勒令停工。</text:span></text:p>
          </table:table-cell>
        </table:table-row>
        <table:table-row table:style-name="TableRow38">
          <table:table-cell table:style-name="TableCell39">
            <text:p text:style-name="P40">108. <text:s/><text:s/><text:s/>04. <text:s text:c="2"/>12.</text:p>
          </table:table-cell>
          <table:table-cell table:style-name="TableCell41">
            <text:p text:style-name="P42">《再生能源發展條例》修正草案完成三讀。</text:p>
          </table:table-cell>
        </table:table-row>
        <table:table-row table:style-name="TableRow43">
          <table:table-cell table:style-name="TableCell44">
            <text:p text:style-name="P45">108.<text:s/><text:s/><text:s text:c="2"/>05. <text:s text:c="2"/>01.</text:p>
          </table:table-cell>
          <table:table-cell table:style-name="TableCell46">
            <text:p text:style-name="P47">《再生能源發展條例》新法公布。</text:p>
          </table:table-cell>
        </table:table-row>
        <table:table-row table:style-name="TableRow48">
          <table:table-cell table:style-name="TableCell49">
            <text:p text:style-name="P50">108.<text:s/><text:s/><text:s text:c="2"/>05. <text:s text:c="2"/>08.</text:p>
          </table:table-cell>
          <table:table-cell table:style-name="TableCell51">
            <text:p text:style-name="P52">我國能源轉型政策以「展綠、增氣、減煤、非核」為主軸，發展潔淨能源，確保電力供應穩定，並降低空汙及減碳。</text:p>
          </table:table-cell>
        </table:table-row>
        <table:table-row table:style-name="TableRow53">
          <table:table-cell table:style-name="TableCell54">
            <text:p text:style-name="P55">108. <text:s/><text:s/><text:s/>05. <text:s text:c="2"/>30.</text:p>
          </table:table-cell>
          <table:table-cell table:style-name="TableCell56">
            <text:p text:style-name="P57">台電公司「通霄電廠更新擴建計畫」第2號燃氣複循環火力發電機組竣工，申請換發發電業執照，並奉經濟部核定，裝置容量增加89.26萬瓩，供電容量變更為3,429萬8,096.65瓩。</text:p>
          </table:table-cell>
        </table:table-row>
        <table:table-row table:style-name="TableRow58">
          <table:table-cell table:style-name="TableCell59">
            <text:p text:style-name="P60">108. <text:s/><text:s/><text:s/>07. <text:s text:c="2"/>02.</text:p>
          </table:table-cell>
          <table:table-cell table:style-name="TableCell61">
            <text:p text:style-name="P62">台電公司太陽光電第2期計畫「七美太陽光電系統變流器更換及光電增設工程」竣工，申請換發發電業執照，並奉經濟部核定，裝置容量增加199.715萬瓩。</text:p>
          </table:table-cell>
        </table:table-row>
        <table:table-row table:style-name="TableRow63">
          <table:table-cell table:style-name="TableCell64">
            <text:p text:style-name="P65">108.<text:s/><text:s/><text:s text:c="2"/>07. <text:s text:c="2"/>16.</text:p>
          </table:table-cell>
          <table:table-cell table:style-name="TableCell66">
            <text:p text:style-name="P67">核一廠除役，為我國首座除役的核能電廠。</text:p>
          </table:table-cell>
        </table:table-row>
        <table:table-row table:style-name="TableRow68">
          <table:table-cell table:style-name="TableCell69">
            <text:p text:style-name="P70">108.<text:s/><text:s/><text:s text:c="2"/>07. <text:s text:c="2"/>17.</text:p>
          </table:table-cell>
          <table:table-cell table:style-name="TableCell71">
            <text:p text:style-name="P72">當日最高瞬間負載3,738.34萬瓩，打破歷年最高瞬間負載用電紀錄。</text:p>
          </table:table-cell>
        </table:table-row>
        <table:table-row table:style-name="TableRow73">
          <table:table-cell table:style-name="TableCell74">
            <text:p text:style-name="P75">108. <text:s text:c="2"/><text:s/>10. <text:s text:c="2"/>09.</text:p>
          </table:table-cell>
          <table:table-cell table:style-name="TableCell76">
            <text:p text:style-name="P77">彰濱工業區中裝置容量10萬瓩太陽光電場及約7萬瓩陸域風電場啟用。</text:p>
          </table:table-cell>
        </table:table-row>
        <table:table-row table:style-name="TableRow78">
          <table:table-cell table:style-name="TableCell79">
            <text:p text:style-name="P80">108. <text:s text:c="2"/><text:s/>10. <text:s text:c="2"/>24.</text:p>
          </table:table-cell>
          <table:table-cell table:style-name="TableCell81">
            <text:p text:style-name="P82">台電公司「林口電廠更新擴建計畫」第3號及「大林電廠更新改建計畫」第2號燃煤火力發電機組竣工，申請換發發電業執照，並奉經濟部核定，裝置容量增加160萬瓩，供電容量變更為3,526萬4,294.285瓩。</text:p>
          </table:table-cell>
        </table:table-row>
        <table:table-row table:style-name="TableRow83">
          <table:table-cell table:style-name="TableCell84">
            <text:p text:style-name="P85">108. <text:s/><text:s/><text:s/>11. <text:s text:c="2"/>12.</text:p>
          </table:table-cell>
          <table:table-cell table:style-name="TableCell86">
            <text:p text:style-name="P87">我國首座離岸風場「海洋風電」完工商轉，總裝置容量達128MW。</text:p>
          </table:table-cell>
        </table:table-row>
        <table:table-row table:style-name="TableRow88">
          <table:table-cell table:style-name="TableCell89">
            <text:p text:style-name="P90">108.<text:s/><text:s/><text:s text:c="2"/>11. <text:s text:c="2"/>12.</text:p>
          </table:table-cell>
          <table:table-cell table:style-name="TableCell91">
            <text:p text:style-name="P92">中油公司參與澳大利亞普陸浮式液化天然氣開發案，首艘液化天然氣船抵台，110年預估自有油氣占比可提高至3.43%。</text:p>
          </table:table-cell>
        </table:table-row>
        <table:table-row table:style-name="TableRow93">
          <table:table-cell table:style-name="TableCell94">
            <text:p text:style-name="P95">109. <text:s/><text:s/><text:s/>01. <text:s text:c="2"/>01.</text:p>
          </table:table-cell>
          <table:table-cell table:style-name="TableCell96">
            <text:p text:style-name="P97">「中華民國一百零九年度再生能源電能躉購費率及其計算公式」公告實施。</text:p>
          </table:table-cell>
        </table:table-row>
        <text:soft-page-break/>
        <table:table-row table:style-name="TableRow98">
          <table:table-cell table:style-name="TableCell99">
            <text:p text:style-name="P100">109.<text:s/><text:s/><text:s text:c="2"/>03. <text:s text:c="2"/>04.</text:p>
          </table:table-cell>
          <table:table-cell table:style-name="TableCell101">
            <text:p text:style-name="P102">中油公司首艘碳中和液化天然氣船抵台，取得的溫室氣體減量額度約24萬公噸。</text:p>
          </table:table-cell>
        </table:table-row>
        <table:table-row table:style-name="TableRow103">
          <table:table-cell table:style-name="TableCell104">
            <text:p text:style-name="P105">109.<text:s/><text:s/><text:s text:c="2"/>04. <text:s text:c="2"/>30.</text:p>
          </table:table-cell>
          <table:table-cell table:style-name="TableCell106">
            <text:p text:style-name="P107">「通霄345kV超高壓輸電線路」完工送電，增加輸送100萬瓩電力，預估提升備轉容量率2.6%。</text:p>
          </table:table-cell>
        </table:table-row>
        <table:table-row table:style-name="TableRow108">
          <table:table-cell table:style-name="TableCell109">
            <text:p text:style-name="P110">109. <text:s/><text:s/><text:s/>05. <text:s text:c="2"/>06.</text:p>
          </table:table-cell>
          <table:table-cell table:style-name="TableCell111">
            <text:p text:style-name="P112">台電公司取得再生能源售電業執照，估計全年可為綠電交易平台挹注8.4億度供給量。</text:p>
          </table:table-cell>
        </table:table-row>
        <table:table-row table:style-name="TableRow113">
          <table:table-cell table:style-name="TableCell114">
            <text:p text:style-name="P115">109. <text:s/><text:s/><text:s/>05. <text:s text:c="2"/>14.</text:p>
          </table:table-cell>
          <table:table-cell table:style-name="TableCell116">
            <text:p text:style-name="P117">台電公司於金門夏興電廠啟用首座併網2MW儲能系統。</text:p>
          </table:table-cell>
        </table:table-row>
        <table:table-row table:style-name="TableRow118">
          <table:table-cell table:style-name="TableCell119">
            <text:p text:style-name="P120">109.<text:s/><text:s/><text:s text:c="2"/>11. <text:s text:c="2"/>18.</text:p>
          </table:table-cell>
          <table:table-cell table:style-name="TableCell121">
            <text:p text:style-name="P122">中油公司第二艘碳中和液化天然氣船抵台，經碳中和機制所抵減之二氣化碳約相當於488座大安森林公園一年之吸碳量。</text:p>
          </table:table-cell>
        </table:table-row>
        <table:table-row table:style-name="TableRow123">
          <table:table-cell table:style-name="TableCell124">
            <text:p text:style-name="P125">109. <text:s/><text:s/><text:s/>12. <text:s text:c="2"/>01.</text:p>
          </table:table-cell>
          <table:table-cell table:style-name="TableCell126">
            <text:p text:style-name="P127">中油公司前進非洲查德奧瑞礦區探採有成，於109年11月底運抵第一桶海外探勘原油。</text:p>
          </table:table-cell>
        </table:table-row>
        <table:table-row table:style-name="TableRow128">
          <table:table-cell table:style-name="TableCell129">
            <text:p text:style-name="P130">109. <text:s/><text:s/><text:s/>12. <text:s text:c="2"/>09.</text:p>
          </table:table-cell>
          <table:table-cell table:style-name="TableCell131">
            <text:p text:style-name="P132">台電公司規劃於興達與台中電廠分別新設3部及2部先進複循環天然氣機組，總裝置容量約650萬瓩，可挹注電力系統約16.24%的供電能力。</text:p>
          </table:table-cell>
        </table:table-row>
        <table:table-row table:style-name="TableRow133">
          <table:table-cell table:style-name="TableCell134">
            <text:p text:style-name="P135">109.<text:s/><text:s text:c="3"/>12. <text:s text:c="2"/>09.</text:p>
          </table:table-cell>
          <table:table-cell table:style-name="TableCell136">
            <text:p text:style-name="P137">台電公司規劃興達電廠新的燃氣機組將於113年上線，既有的燃煤1、2號機將於112年底陸續除役，而3、4號燃煤機組則會先於133年底轉為備用機組，於114年底與115年底陸續除役。</text:p>
          </table:table-cell>
        </table:table-row>
        <table:table-row table:style-name="TableRow138">
          <table:table-cell table:style-name="TableCell139">
            <text:p text:style-name="P140">109.<text:s/><text:s/><text:s text:c="2"/>12. <text:s text:c="2"/>14.</text:p>
          </table:table-cell>
          <table:table-cell table:style-name="TableCell141">
            <text:p text:style-name="P142">台電公司自109年10月執行「擴大自主減煤計畫」，透過降載等機組調度的方式減少用煤量，並在穩定供電無虞前提下，持續降載減煤。</text:p>
          </table:table-cell>
        </table:table-row>
        <table:table-row table:style-name="TableRow143">
          <table:table-cell table:style-name="TableCell144">
            <text:p text:style-name="P145">109. <text:s text:c="2"/><text:s/>12. <text:s text:c="2"/>31.</text:p>
          </table:table-cell>
          <table:table-cell table:style-name="TableCell146">
            <text:p text:style-name="P147">經濟部公告「一定契約容量以上之電力用戶應設置再生能源發電設備管理辦法」。</text:p>
          </table:table-cell>
        </table:table-row>
        <table:table-row table:style-name="TableRow148">
          <table:table-cell table:style-name="TableCell149">
            <text:p text:style-name="P150">110. <text:s/><text:s/><text:s/>01. <text:s text:c="2"/>10.</text:p>
          </table:table-cell>
          <table:table-cell table:style-name="TableCell151">
            <text:p text:style-name="P152">中油公司與美國液化天然氣最大供應商Cheniere公司簽訂25年長約，並自110年起每年向Cheniere公司提運200萬噸LNG (約30船)，直到134年止。</text:p>
          </table:table-cell>
        </table:table-row>
        <table:table-row table:style-name="TableRow153">
          <table:table-cell table:style-name="TableCell154">
            <text:p text:style-name="P155">110. <text:s/><text:s/><text:s/>02. <text:s text:c="2"/>08.</text:p>
          </table:table-cell>
          <table:table-cell table:style-name="TableCell156">
            <text:p text:style-name="P157">大潭電廠擬新增3部燃氣機組，預計最快111年可商轉；興達電廠擬新增3部燃氣機組，預計最快113年可商轉。</text:p>
          </table:table-cell>
        </table:table-row>
        <table:table-row table:style-name="TableRow158">
          <table:table-cell table:style-name="TableCell159">
            <text:p text:style-name="P160">110.<text:s/><text:s/><text:s text:c="2"/>02. <text:s text:c="2"/>09.</text:p>
          </table:table-cell>
          <table:table-cell table:style-name="TableCell161">
            <text:p text:style-name="P162">中油公司於桃園茄苳站導入50 kWh智慧機動型儲能系統，希冀藉由移動儲能系統提供電源。</text:p>
          </table:table-cell>
        </table:table-row>
        <table:table-row table:style-name="TableRow163">
          <table:table-cell table:style-name="TableCell164">
            <text:p text:style-name="P165">110. <text:s/><text:s/><text:s/>03. <text:s text:c="2"/>31.</text:p>
          </table:table-cell>
          <table:table-cell table:style-name="TableCell166">
            <text:p text:style-name="P167">台電公司啟用15萬瓩的台南鹽田太陽光電場，預計可每年發逾2億度綠電。</text:p>
          </table:table-cell>
        </table:table-row>
        <table:table-row table:style-name="TableRow168">
          <table:table-cell table:style-name="TableCell169">
            <text:p text:style-name="P170">110.<text:s/><text:s/><text:s text:c="2"/>04. <text:s text:c="2"/>07.</text:p>
          </table:table-cell>
          <table:table-cell table:style-name="TableCell171">
            <text:p text:style-name="P172">台電公司啟用全國首座「流速型微水力測試平台」，期以提升發電效率，促進台灣微水力綠能發展。</text:p>
          </table:table-cell>
        </table:table-row>
      </table:table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sө" svg:font-family="sө" style:font-family-generic="roman" svg:panose-1="0 0 0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47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9pt" style:font-size-asian="9pt" fo:hyphenate="false"/>
    </style:style>
    <style:style style:name="預設段落字型" style:display-name="預設段落字型" style:family="text"/>
    <style:style style:name="區塊文字" style:display-name="區塊文字" style:family="paragraph" style:parent-style-name="內文">
      <style:paragraph-properties fo:margin-left="0.1576in" fo:margin-right="0.2361in">
        <style:tab-stops>
          <style:tab-stop style:type="right" style:leader-style="dash" style:leader-text="-" style:position="5.3548in"/>
        </style:tab-stops>
      </style:paragraph-properties>
      <style:text-properties style:font-name="新細明體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本文" style:display-name="本文" style:family="paragraph" style:parent-style-name="內文">
      <style:paragraph-properties fo:text-align="justify" fo:line-height="0.2534in"/>
      <style:text-properties fo:font-size="11pt" style:font-size-asian="11pt" fo:hyphenate="false"/>
    </style:style>
    <style:style style:name="本文縮排" style:display-name="本文縮排" style:family="paragraph" style:parent-style-name="內文">
      <style:paragraph-properties fo:line-height="0.2847in" fo:margin-left="0.1055in">
        <style:tab-stops/>
      </style:paragraph-properties>
      <style:text-properties fo:font-size="10.5pt" style:font-size-asian="10.5pt" fo:hyphenate="false"/>
    </style:style>
    <style:style style:name="本文縮排2" style:display-name="本文縮排 2" style:family="paragraph" style:parent-style-name="內文">
      <style:paragraph-properties fo:margin-left="0.0826in">
        <style:tab-stops>
          <style:tab-stop style:type="left" style:position="0.6465in"/>
        </style:tab-stops>
      </style:paragraph-properties>
      <style:text-properties style:font-name="新細明體" fo:font-weight="bold" style:font-weight-asian="bold" fo:font-size="10.5pt" style:font-size-asian="10.5pt" fo:hyphenate="false"/>
    </style:style>
    <style:style style:name="本文縮排3" style:display-name="本文縮排 3" style:family="paragraph" style:parent-style-name="內文">
      <style:paragraph-properties fo:margin-left="0.0826in">
        <style:tab-stops/>
      </style:paragraph-properties>
      <style:text-properties style:font-name="新細明體" fo:font-size="10.5pt" style:font-size-asian="10.5pt" fo:hyphenate="false"/>
    </style:style>
    <style:style style:name="text_story1" style:display-name="text_story1" style:family="text">
      <style:text-properties style:font-name="sө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本文字元" style:display-name="本文 字元" style:family="text">
      <style:text-properties style:letter-kerning="true" fo:font-size="11pt" style:font-size-asian="11pt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complex="標楷體" fo:color="#000000" fo:font-size="12pt" style:font-size-asian="12pt" style:font-size-complex="12pt" fo:hyphenate="false"/>
    </style:style>
    <style:style style:name="內文Web" style:display-name="內文 (Web)" style:family="paragraph" style:parent-style-name="內文">
      <style:paragraph-properties fo:widows="2" fo:orphans="2" style:vertical-align="baseline" fo:margin-bottom="0.1666in"/>
      <style:text-properties style:font-name="新細明體" style:font-name-complex="新細明體" style:letter-kerning="false" fo:font-size="12pt" style:font-size-asian="12pt" style:font-size-complex="12pt" fo:hyphenate="false"/>
    </style:style>
    <style:style style:name="強調斜體" style:display-name="強調斜體" style:family="text">
      <style:text-properties fo:font-weight="normal" style:font-weight-asian="normal" style:font-weight-complex="normal" fo:font-style="normal" style:font-style-asian="normal" style:font-style-complex="normal" fo:color="#DD4B39"/>
    </style:style>
    <style:style style:name="st1" style:display-name="st1" style:family="text"/>
    <style:style style:name="註解參照" style:display-name="註解參照" style:family="text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>
      <style:text-properties style:letter-kerning="true" fo:font-size="9pt" style:font-size-asian="9pt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>
      <style:text-properties fo:font-weight="bold" style:font-weight-asian="bold" style:font-weight-complex="bold" style:letter-kerning="true" fo:font-size="9pt" style:font-size-asian="9pt"/>
    </style:style>
    <style:style style:name="註解方塊文字" style:display-name="註解方塊文字" style:family="paragraph" style:parent-style-name="內文">
      <style:text-properties style:font-name="Cambria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1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suffix="." style:num-format="1" text:start-value="86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</text:list-style>
    <text:list-style style:name="LFO9">
      <text:list-level-style-number text:level="1" style:num-suffix="." style:num-format="1" text:start-value="90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." style:num-format="1" text:start-value="90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style:num-suffix="." style:num-format="1" text:start-value="90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bullet text:level="1" text:style-name="WW_CharLFO1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3">
      <text:list-level-style-number text:level="1" style:num-suffix="." style:num-format="1" text:start-value="90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4">
      <text:list-level-style-number text:level="1" style:num-suffix="." style:num-format="1" text:start-value="9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</text:list-style>
    <text:list-style style:name="LFO15">
      <text:list-level-style-number text:level="1" style:num-suffix="." style:num-format="1" text:start-value="9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</text:list-style>
    <text:list-style style:name="LFO16">
      <text:list-level-style-number text:level="1" style:num-suffix="." style:num-format="1" text:start-value="9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17">
      <text:list-level-style-number text:level="1" style:num-suffix="." style:num-format="1" text:start-value="91">
        <style:list-level-properties text:space-before="0.2395in" text:min-label-width="0.3437in" text:list-level-position-and-space-mode="label-alignment">
          <style:list-level-label-alignment text:label-followed-by="listtab" fo:margin-left="0.5833in" fo:text-indent="-0.3437in"/>
        </style:list-level-properties>
      </text:list-level-style-number>
    </text:list-style>
    <text:list-style style:name="LFO18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19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0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1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2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3">
      <text:list-level-style-number text:level="1" style:num-suffix="." style:num-format="1" text:start-value="91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</text:list-style>
    <text:list-style style:name="LFO24">
      <text:list-level-style-number text:level="1" style:num-suffix="." style:num-format="1" text:start-value="91">
        <style:list-level-properties text:space-before="0.1666in" text:min-label-width="0.3541in" text:list-level-position-and-space-mode="label-alignment">
          <style:list-level-label-alignment text:label-followed-by="listtab" fo:margin-left="0.5208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5">
      <text:list-level-style-number text:level="1" style:num-suffix="." style:num-format="1" text:start-value="88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</text:list-style>
    <text:list-style style:name="LFO26">
      <text:list-level-style-number text:level="1" style:num-suffix="." style:num-format="1" text:start-value="88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27">
      <text:list-level-style-number text:level="1" style:num-suffix="." style:num-format="1" text:start-value="88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28">
      <text:list-level-style-number text:level="1" style:num-suffix="." style:num-format="1" text:start-value="9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29">
      <text:list-level-style-number text:level="1" style:num-suffix="." style:num-format="1" text:start-value="9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</text:list-style>
    <text:list-style style:name="LFO30">
      <text:list-level-style-number text:level="1" style:num-suffix="." style:num-format="1" text:start-value="9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31">
      <text:list-level-style-number text:level="1" style:num-suffix="." style:num-format="1" text:start-value="90">
        <style:list-level-properties text:space-before="0.1416in" text:min-label-width="0.3958in" text:list-level-position-and-space-mode="label-alignment">
          <style:list-level-label-alignment text:label-followed-by="listtab" fo:margin-left="0.5375in" fo:text-indent="-0.3958in"/>
        </style:list-level-properties>
      </text:list-level-style-number>
    </text:list-style>
    <text:list-style style:name="LFO32">
      <text:list-level-style-number text:level="1" style:num-suffix="." style:num-format="1" text:start-value="90">
        <style:list-level-properties text:space-before="0.1416in" text:min-label-width="0.3958in" text:list-level-position-and-space-mode="label-alignment">
          <style:list-level-label-alignment text:label-followed-by="listtab" fo:margin-left="0.5375in" fo:text-indent="-0.3958in"/>
        </style:list-level-properties>
      </text:list-level-style-number>
    </text:list-style>
    <text:list-style style:name="LFO33">
      <text:list-level-style-number text:level="1" style:num-suffix="." style:num-format="1" text:start-value="9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4">
      <text:list-level-style-number text:level="1" style:num-suffix="." style:num-format="1" text:start-value="9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2993in" fo:margin-left="1.4173in" fo:margin-bottom="0.6888in" fo:margin-right="1.4173in" style:num-format="1" style:writing-mode="lr-tb" style:layout-grid-mode="both" style:layout-grid-lines="42" style:layout-grid-base-width="0.002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305in"/>
      </style:header-style>
      <style:footer-style>
        <style:header-footer-properties style:dynamic-spacing="true" fo:min-height="0.7916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大事紀要(10403)</dc:title>
    <dc:description>大事紀要(10403)</dc:description>
    <dc:subject>大事紀要(10403)</dc:subject>
    <meta:keyword>能源統計月報</meta:keyword>
    <meta:initial-creator>吳佩欣</meta:initial-creator>
    <dc:creator>平臺 台綜院</dc:creator>
    <meta:creation-date>2021-07-01T02:32:00Z</meta:creation-date>
    <dc:date>2021-07-01T02:32:00Z</dc:date>
    <meta:print-date>2003-03-05T09:52:00Z</meta:print-date>
    <meta:template xlink:href="7.國內能源大事紀要(109)_待更新" xlink:type="simple"/>
    <meta:editing-cycles>2</meta:editing-cycles>
    <meta:editing-duration>PT0S</meta:editing-duration>
    <meta:document-statistic meta:page-count="2" meta:paragraph-count="4" meta:word-count="320" meta:character-count="2144" meta:row-count="15" meta:non-whitespace-character-count="1828"/>
  </office:meta>
</office:document-meta>
</file>